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200784" officeooo:paragraph-rsid="00200784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language="en" fo:country="GB" fo:font-weight="bold" officeooo:rsid="001f92e5" officeooo:paragraph-rsid="001f92e5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en" fo:country="GB" style:text-underline-style="solid" style:text-underline-width="auto" style:text-underline-color="font-color" fo:font-weight="bold" officeooo:rsid="0025855c" officeooo:paragraph-rsid="0025855c" style:font-size-asian="13.1000003814697pt" style:font-weight-asian="bold" style:font-size-complex="15pt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5pt" fo:language="en" fo:country="GB" style:text-underline-style="solid" style:text-underline-width="auto" style:text-underline-color="font-color" fo:font-weight="bold" officeooo:rsid="0025855c" officeooo:paragraph-rsid="0025855c" style:font-size-asian="13.1000003814697pt" style:font-weight-asian="bold" style:font-size-complex="15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5pt" fo:language="en" fo:country="GB" style:text-underline-style="solid" style:text-underline-width="auto" style:text-underline-color="font-color" fo:font-weight="bold" officeooo:rsid="0025855c" officeooo:paragraph-rsid="0025fd7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language="en" fo:country="GB" style:text-underline-style="solid" style:text-underline-width="auto" style:text-underline-color="font-color" fo:font-weight="bold" officeooo:rsid="00200784" officeooo:paragraph-rsid="00200784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language="en" fo:country="GB" style:text-underline-style="solid" style:text-underline-width="auto" style:text-underline-color="font-color" fo:font-weight="bold" officeooo:rsid="00221da2" officeooo:paragraph-rsid="00221da2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language="en" fo:country="GB" officeooo:rsid="001f92e5" officeooo:paragraph-rsid="001f92e5" style:font-size-asian="13.1000003814697pt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fo:language="en" fo:country="GB" officeooo:rsid="001f92e5" officeooo:paragraph-rsid="001f92e5" style:font-size-asian="13.1000003814697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fo:language="en" fo:country="GB" officeooo:rsid="001f92e5" officeooo:paragraph-rsid="00200128" style:font-size-asian="13.1000003814697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language="en" fo:country="GB" officeooo:rsid="00200128" officeooo:paragraph-rsid="00200128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fo:language="en" fo:country="GB" officeooo:rsid="00200784" officeooo:paragraph-rsid="00200784" style:font-size-asian="15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5pt" fo:language="en" fo:country="GB" style:text-underline-style="none" fo:font-weight="normal" officeooo:rsid="00221da2" officeooo:paragraph-rsid="00221da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language="en" fo:country="GB" style:text-underline-style="none" fo:font-weight="normal" officeooo:rsid="00221da2" officeooo:paragraph-rsid="00221da2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fo:language="en" fo:country="GB" officeooo:rsid="00200784" officeooo:paragraph-rsid="00200784" style:font-size-asian="11.3500003814697pt" style:font-size-complex="13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3pt" fo:language="en" fo:country="GB" officeooo:rsid="00200784" officeooo:paragraph-rsid="00200784" style:font-size-asian="13pt" style:font-size-complex="13pt"/>
    </style:style>
    <style:style style:name="P17" style:family="paragraph" style:parent-style-name="Standard" style:list-style-name="L1">
      <style:paragraph-properties fo:text-align="start" style:justify-single-word="false"/>
      <style:text-properties fo:language="en" fo:country="GB" officeooo:paragraph-rsid="00200784" style:font-size-asian="10.5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5pt" fo:language="en" fo:country="GB" fo:font-weight="bold" officeooo:rsid="001f92e5" officeooo:paragraph-rsid="001f92e5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5pt" fo:language="en" fo:country="GB" style:text-underline-style="solid" style:text-underline-width="auto" style:text-underline-color="font-color" fo:font-weight="bold" officeooo:rsid="0025855c" officeooo:paragraph-rsid="0025855c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5pt" fo:language="en" fo:country="GB" style:text-underline-style="none" fo:font-weight="normal" officeooo:rsid="0025855c" officeooo:paragraph-rsid="0025855c" style:font-size-asian="13.1000003814697pt" style:font-weight-asian="normal" style:font-size-complex="15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4292e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24292e" fo:font-size="13pt" fo:letter-spacing="normal" fo:font-style="normal" fo:font-weight="normal" officeooo:rsid="0025855c" style:font-size-asian="13pt" style:font-size-complex="13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officeooo:rsid="00277c40"/>
    </style:style>
    <style:style style:name="T8" style:family="text">
      <style:text-properties officeooo:rsid="0028d3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anic Control</text:p>
      <text:p text:style-name="P2"/>
      <text:p text:style-name="P2"/>
      <text:p text:style-name="P18"><text:span text:style-name="T2">Panic Control is a backup web application that tracks the health of a customer website and manages communication during an incident. The application involves the creation of a project backup, during process the user introduces his data referent to his site and chooses / create or import the customized </text:span><text:span text:style-name="T3">templates</text:span><text:span text:style-name="T2"> mail and </text:span><text:span text:style-name="T3">backup</text:span><text:span text:style-name="T2"> page.</text:span> </text:p>
      <text:p text:style-name="P18"/>
      <text:p text:style-name="P19">Database </text:p>
      <text:p text:style-name="P20"><text:tab/><text:span text:style-name="T8">PostgreSQL</text:span> , TypeORM</text:p>
      <text:p text:style-name="P20"/>
      <text:p text:style-name="P3">Stack <text:span text:style-name="T5"><text:s/></text:span></text:p>
      <text:list xml:id="list2159215352" text:style-name="L3">
        <text:list-item>
          <text:p text:style-name="P4"><text:span text:style-name="T5">Node js (framework Koa js)</text:span></text:p>
        </text:list-item>
        <text:list-item>
          <text:p text:style-name="P4"><text:span text:style-name="T5">ejs </text:span></text:p>
        </text:list-item>
        <text:list-item>
          <text:p text:style-name="P5"><text:span text:style-name="T5">bootstrap, html / css</text:span></text:p>
        </text:list-item>
      </text:list>
      <text:p text:style-name="P3"><text:span text:style-name="T5"/></text:p>
      <text:p text:style-name="P6">Main features</text:p>
      <text:p text:style-name="P8"/>
      <text:list xml:id="list1096784069" text:style-name="L1">
        <text:list-item>
          <text:p text:style-name="P9">Create a Project with name, description and <text:span text:style-name="T7">URL</text:span> (<text:span text:style-name="T7">environment</text:span> dev, prod, uat) </text:p>
          <text:p text:style-name="P9"/>
          <text:p text:style-name="P15">1.1 Edit </text:p>
          <text:p text:style-name="P15">1.2 Delete</text:p>
          <text:p text:style-name="P17"/>
        </text:list-item>
        <text:list-item>
          <text:p text:style-name="P9">Insert the DNS information : target, source, ttl.</text:p>
          <text:p text:style-name="P9"/>
          <text:p text:style-name="P16">2.1 Edit</text:p>
          <text:p text:style-name="P16">2.2 Delete</text:p>
          <text:p text:style-name="P16"/>
        </text:list-item>
        <text:list-item>
          <text:p text:style-name="P9">Insert the email address of watcher( from ) to email list or single email.</text:p>
          <text:p text:style-name="P9"/>
          <text:p text:style-name="P16">3.1 ping the test watcher to 30 seconds or less </text:p>
          <text:p text:style-name="P16"/>
        </text:list-item>
        <text:list-item>
          <text:p text:style-name="P11">Create template email</text:p>
          <text:p text:style-name="P10"/>
          <text:p text:style-name="P16">4.1 choose from 3 custom template</text:p>
          <text:p text:style-name="P16">4.2 import</text:p>
          <text:p text:style-name="P16">4.3 create template</text:p>
          <text:p text:style-name="P16"/>
        </text:list-item>
        <text:list-item>
          <text:p text:style-name="P11">Create template Panic page</text:p>
          <text:p text:style-name="P10"/>
          <text:p text:style-name="P16">5.1 choose from 3 custom template</text:p>
          <text:p text:style-name="P16">5.2 import</text:p>
          <text:p text:style-name="P16"><text:soft-page-break/>5.3 create template</text:p>
          <text:p text:style-name="P16"/>
        </text:list-item>
        <text:list-item>
          <text:p text:style-name="P11">Creation of a monitoring graphique and protocol file</text:p>
          <text:p text:style-name="P11"/>
          <text:p text:style-name="P16">6.1 import protocol file</text:p>
          <text:p text:style-name="P16">6.2 create </text:p>
        </text:list-item>
      </text:list>
      <text:p text:style-name="P12"/>
      <text:p text:style-name="P12"/>
      <text:p text:style-name="P12"/>
      <text:p text:style-name="P7"><text:span text:style-name="T7">Bench Mark</text:span> </text:p>
      <text:p text:style-name="P7"/>
      <text:list xml:id="list1844421173" text:style-name="L2">
        <text:list-item>
          <text:p text:style-name="P13">Uptime Robot : </text:p>
          <text:list>
            <text:list-header>
              <text:p text:style-name="P13">== check health every 5 min </text:p>
              <text:p text:style-name="P13">== sends alerts via email, <text:span text:style-name="T7">SMS</text:span></text:p>
              <text:p text:style-name="P13">!== custom template</text:p>
              <text:p text:style-name="P13">!== <text:s/>dashboard monitoring, or backup page</text:p>
              <text:p text:style-name="P13">!== <text:s/>redirect page</text:p>
            </text:list-header>
          </text:list>
        </text:list-item>
      </text:list>
      <text:p text:style-name="P14"/>
      <text:p text:style-name="P14"/>
      <text:p text:style-name="P14"><text:s text:c="4"/>2. <text:s/>Uptrends :</text:p>
      <text:p text:style-name="P14"><text:tab/> <text:s text:c="3"/>== check health</text:p>
      <text:p text:style-name="P14"><text:tab/> <text:s text:c="3"/>== sends alerts by email</text:p>
      <text:p text:style-name="P14"><text:tab/> <text:s text:c="3"/>== monitoring dashboard</text:p>
      <text:p text:style-name="P14"><text:tab/> <text:s text:c="2"/>!== user friendly </text:p>
      <text:p text:style-name="P14"><text:tab/> <text:s text:c="2"/>!== custom template</text:p>
      <text:p text:style-name="P14"><text:tab/> <text:s text:c="2"/>!== custom backup page 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04:10.565000000</meta:creation-date>
    <dc:date>2019-06-24T17:17:34.163000000</dc:date>
    <meta:editing-duration>PT2H32M36S</meta:editing-duration>
    <meta:editing-cycles>9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2" meta:word-count="231" meta:character-count="1338" meta:non-whitespace-character-count="1110"/>
  </office:meta>
</office:document-meta>
</file>